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leControllerGui.modifyTestElement( TestElement contro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hileControllerGui.While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hileControl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hile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hileControllerGui.createCondit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hileControllerGui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ControllerGui.configure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